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adaf" officeooo:paragraph-rsid="001dadaf"/>
    </style:style>
    <style:style style:name="P2" style:family="paragraph" style:parent-style-name="Standard" style:list-style-name="L1">
      <style:text-properties officeooo:rsid="001dadaf" officeooo:paragraph-rsid="0021b1c5"/>
    </style:style>
    <style:style style:name="P3" style:family="paragraph" style:parent-style-name="Standard" style:list-style-name="L1">
      <style:text-properties officeooo:paragraph-rsid="001dadaf"/>
    </style:style>
    <style:style style:name="T1" style:family="text">
      <style:text-properties officeooo:rsid="001dadaf"/>
    </style:style>
    <style:style style:name="T2" style:family="text">
      <style:text-properties officeooo:rsid="0020bdbc"/>
    </style:style>
    <style:style style:name="T3" style:family="text">
      <style:text-properties officeooo:rsid="0021b1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otter</text:p>
      <text:p text:style-name="P1">Cíl<text:span text:style-name="T3">e</text:span> práce</text:p>
      <text:list xml:id="list1206253910302035" text:style-name="L1">
        <text:list-item>
          <text:p text:style-name="P3"><text:span text:style-name="T1">Hlavním cílem práce bylo postavit plotter o velikosti tisknoucí plochy asi 40 x 40 cm a naprogramovat ovládací software pro PC.</text:span></text:p>
        </text:list-item>
        <text:list-item>
          <text:p text:style-name="P2">Ovládací software musí umět načíst a zpracovat soubor korektně vytvořeným GCODE instrukcemi. <text:span text:style-name="T2">Zpracované instrukce musí být schopný přes port USB poslat řídící elektronice, konkrétně Arduino UNO, plotteru.</text:span></text:p>
        </text:list-item>
        <text:list-item>
          <text:p text:style-name="P2"><text:span text:style-name="T3">Ovládací program musí umožňovat manuální ovládání plotteru.</text:span></text:p>
        </text:list-item>
        <text:list-item>
          <text:p text:style-name="P2"><text:span text:style-name="T3">Ovládací program musí umět zobrazit náhled aktuálního tisku.</text:span>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18T11:26:37.256683786</meta:creation-date>
    <dc:date>2016-03-18T11:39:12.207611163</dc:date>
    <dc:creator>thinkmin </dc:creator>
    <meta:editing-duration>PT12M33S</meta:editing-duration>
    <meta:editing-cycles>5</meta:editing-cycles>
    <meta:generator>LibreOffice/5.0.5.2$Linux_x86 LibreOffice_project/00$Build-2</meta:generator>
    <meta:document-statistic meta:table-count="0" meta:image-count="0" meta:object-count="0" meta:page-count="1" meta:paragraph-count="6" meta:word-count="70" meta:character-count="473" meta:non-whitespace-character-count="411"/>
  </office:meta>
</office:document-meta>
</file>